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9933" style:font-name="Liberation Sans" fo:font-size="16pt" fo:font-weight="bold" officeooo:rsid="00127d00" officeooo:paragraph-rsid="00127d00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9933" style:font-name="Liberation Sans" fo:font-size="24pt" fo:font-weight="bold" officeooo:rsid="00127d00" officeooo:paragraph-rsid="00127d00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9933" style:font-name="Liberation Sans" fo:font-size="12pt" fo:font-weight="normal" officeooo:rsid="0004992e" officeooo:paragraph-rsid="00127d0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ans" fo:font-size="12pt" fo:font-weight="normal" officeooo:rsid="0004b897" officeooo:paragraph-rsid="00127d00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use-window-font-color="true"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NEXOS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oft-page-break/>ANEXO A. Listado de markets alternativos</text:p>
      <text:p text:style-name="P2"><text:span text:style-name="T2"/></text:p>
      <text:p text:style-name="P4">Aptoide </text:p>
      <text:p text:style-name="P4">1AppMarket </text:p>
      <text:p text:style-name="P4">360 Market </text:p>
      <text:p text:style-name="P4">9apps </text:p>
      <text:p text:style-name="P4">ACMarket </text:p>
      <text:p text:style-name="P4">AllFreeAPK </text:p>
      <text:p text:style-name="P4">Amazon AppStore </text:p>
      <text:p text:style-name="P4">Android Tapp(off) </text:p>
      <text:p text:style-name="P4">Apk4Free </text:p>
      <text:p text:style-name="P4">Apkbucket </text:p>
      <text:p text:style-name="P4">ApkDreams </text:p>
      <text:p text:style-name="P4">ApkEngine </text:p>
      <text:p text:style-name="P4">ApkMania </text:p>
      <text:p text:style-name="P4">ApkMirror </text:p>
      <text:p text:style-name="P4">APKMonk </text:p>
      <text:p text:style-name="P4">Apkplaygame </text:p>
      <text:p text:style-name="P4">APKPure </text:p>
      <text:p text:style-name="P4">ApkUpdater </text:p>
      <text:p text:style-name="P4">AppBrain </text:p>
      <text:p text:style-name="P4">AppChina </text:p>
      <text:p text:style-name="P4">Appcity(off) </text:p>
      <text:p text:style-name="P4">Appia </text:p>
      <text:p text:style-name="P4">Appoke </text:p>
      <text:p text:style-name="P4">AppsLib </text:p>
      <text:p text:style-name="P4">AppsZoom </text:p>
      <text:p text:style-name="P4">AppZill </text:p>
      <text:p text:style-name="P4">AppZoom </text:p>
      <text:p text:style-name="P4">Baidu App Store </text:p>
      <text:p text:style-name="P4">BlackMarkt </text:p>
      <text:p text:style-name="P4">Camangi </text:p>
      <text:p text:style-name="P4">Capitalism </text:p>
      <text:p text:style-name="P4">Carolina West Wireless </text:p>
      <text:p text:style-name="P4">Codengo </text:p>
      <text:p text:style-name="P4"><text:soft-page-break/>Dell Mobile Aplication Store </text:p>
      <text:p text:style-name="P4">Djuzz </text:p>
      <text:p text:style-name="P4">DlanDroid </text:p>
      <text:p text:style-name="P4">DownloadAtoZ </text:p>
      <text:p text:style-name="P4">Downlor(off) </text:p>
      <text:p text:style-name="P4">Eoemarket </text:p>
      <text:p text:style-name="P4">F-Droid </text:p>
      <text:p text:style-name="P4">GetApk </text:p>
      <text:p text:style-name="P4">GetJar </text:p>
      <text:p text:style-name="P4">Hiapk </text:p>
      <text:p text:style-name="P4">Itch.io </text:p>
      <text:p text:style-name="P4">Kongregate </text:p>
      <text:p text:style-name="P4">Lenovo App Store </text:p>
      <text:p text:style-name="P4">LG SmartWorld </text:p>
      <text:p text:style-name="P4">Liqucn </text:p>
      <text:p text:style-name="P4">MaoPao </text:p>
      <text:p text:style-name="P4">Mediafire(solo almacén) </text:p>
      <text:p text:style-name="P4">Mobango </text:p>
      <text:p text:style-name="P4">Mobile9 </text:p>
      <text:p text:style-name="P4">Mobilism </text:p>
      <text:p text:style-name="P4">Mobogenie </text:p>
      <text:p text:style-name="P4">MoboMarket(off) </text:p>
      <text:p text:style-name="P4">Motorola Shop4Apps </text:p>
      <text:p text:style-name="P4">MTNPlay </text:p>
      <text:p text:style-name="P4">Nexva App Store </text:p>
      <text:p text:style-name="P4">Opera Mobile Store </text:p>
      <text:p text:style-name="P4">Phoload </text:p>
      <text:p text:style-name="P4">Playposter (off) </text:p>
      <text:p text:style-name="P4">Quixey </text:p>
      <text:p text:style-name="P4">Samsung Galaxy Apps </text:p>
      <text:p text:style-name="P4">SlideMe </text:p>
      <text:p text:style-name="P4">Tegra Store </text:p>
      <text:p text:style-name="P4">Turkcell T-Market </text:p>
      <text:p text:style-name="P4">Uptodown </text:p>
      <text:p text:style-name="P4">Vodafone AppSelect </text:p>
      <text:p text:style-name="P4"><text:soft-page-break/>Xda-developers </text:p>
      <text:p text:style-name="P4">Xiami App Store </text:p>
      <text:p text:style-name="P4">YAMM MArket </text:p>
      <text:p text:style-name="P4">Yandex.Stor</text:p>
      <text:p text:style-name="P3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00:23.399329912</meta:creation-date>
    <dc:date>2019-09-01T17:05:42.120838440</dc:date>
    <meta:editing-duration>PT5M19S</meta:editing-duration>
    <meta:editing-cycles>1</meta:editing-cycles>
    <meta:document-statistic meta:table-count="0" meta:image-count="0" meta:object-count="0" meta:page-count="4" meta:paragraph-count="74" meta:word-count="107" meta:character-count="869" meta:non-whitespace-character-count="765"/>
    <meta:generator>LibreOffice/6.1.5.2$Linux_X86_64 LibreOffice_project/10$Build-2</meta:generator>
  </office:meta>
</office:document-meta>
</file>